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a236a" officeooo:paragraph-rsid="0006b800"/>
    </style:style>
    <style:style style:name="P2" style:family="paragraph" style:parent-style-name="Standard">
      <style:text-properties officeooo:rsid="00169256" officeooo:paragraph-rsid="0006b800"/>
    </style:style>
    <style:style style:name="P3" style:family="paragraph" style:parent-style-name="Standard">
      <style:text-properties officeooo:rsid="00055c31" officeooo:paragraph-rsid="0006b800"/>
    </style:style>
    <style:style style:name="P4" style:family="paragraph" style:parent-style-name="Standard">
      <style:text-properties fo:font-weight="normal" officeooo:rsid="001aa1b0" officeooo:paragraph-rsid="0006b800" style:font-weight-asian="normal" style:font-weight-complex="normal"/>
    </style:style>
    <style:style style:name="P5" style:family="paragraph" style:parent-style-name="Standard">
      <style:text-properties fo:font-weight="normal" officeooo:rsid="0007e30f" officeooo:paragraph-rsid="0006b800" style:font-weight-asian="normal" style:font-weight-complex="normal"/>
    </style:style>
    <style:style style:name="P6" style:family="paragraph" style:parent-style-name="Standard">
      <style:text-properties officeooo:rsid="000a5cd5" officeooo:paragraph-rsid="0006b800"/>
    </style:style>
    <style:style style:name="P7" style:family="paragraph" style:parent-style-name="Standard">
      <style:text-properties officeooo:rsid="0007e30f" officeooo:paragraph-rsid="0006b800"/>
    </style:style>
    <style:style style:name="P8" style:family="paragraph" style:parent-style-name="Standard">
      <style:text-properties officeooo:rsid="00266da8" officeooo:paragraph-rsid="0006b800"/>
    </style:style>
    <style:style style:name="P9" style:family="paragraph" style:parent-style-name="Standard">
      <style:text-properties officeooo:rsid="00069dc5" officeooo:paragraph-rsid="0006b800"/>
    </style:style>
    <style:style style:name="P10" style:family="paragraph" style:parent-style-name="Standard">
      <style:text-properties officeooo:rsid="001f5bb8" officeooo:paragraph-rsid="0006b800"/>
    </style:style>
    <style:style style:name="P11" style:family="paragraph" style:parent-style-name="Standard">
      <style:text-properties officeooo:paragraph-rsid="0006b800"/>
    </style:style>
    <style:style style:name="P12" style:family="paragraph">
      <style:paragraph-properties fo:text-align="center"/>
    </style:style>
    <style:style style:name="T1" style:family="text">
      <style:text-properties officeooo:rsid="00266da8"/>
    </style:style>
    <style:style style:name="T2" style:family="text">
      <style:text-properties officeooo:rsid="00069dc5"/>
    </style:style>
    <style:style style:name="T3" style:family="text">
      <style:text-properties officeooo:rsid="0014262b"/>
    </style:style>
    <style:style style:name="T4" style:family="text">
      <style:text-properties fo:font-weight="bold" officeooo:rsid="00266da8" style:font-weight-asian="bold" style:font-weight-complex="bold"/>
    </style:style>
    <style:style style:name="T5" style:family="text">
      <style:text-properties fo:font-weight="bold" officeooo:rsid="00088026" style:font-weight-asian="bold" style:font-weight-complex="bold"/>
    </style:style>
    <style:style style:name="T6" style:family="text">
      <style:text-properties fo:font-weight="bold" officeooo:rsid="00055c31" style:font-weight-asian="bold" style:font-weight-complex="bold"/>
    </style:style>
    <style:style style:name="T7" style:family="text">
      <style:text-properties officeooo:rsid="00088026"/>
    </style:style>
    <style:style style:name="T8" style:family="text">
      <style:text-properties officeooo:rsid="00055c31"/>
    </style:style>
    <style:style style:name="T9" style:family="text">
      <style:text-properties officeooo:rsid="0027edf1"/>
    </style:style>
    <style:style style:name="T10" style:family="text">
      <style:text-properties officeooo:rsid="002ce12a"/>
    </style:style>
    <style:style style:name="gr1" style:family="graphic">
      <style:graphic-properties draw:stroke="dash" draw:stroke-dash="Dashed_20__28_var_29__20_4" svg:stroke-width="0.99pt" svg:stroke-color="#000000" svg:stroke-opacity="0%" draw:stroke-linejoin="miter" draw:fill-color="#00cc00" draw:opacity="0%" draw:textarea-horizontal-align="center" draw:textarea-vertical-align="middle" fo:padding-top="0.51pt" fo:padding-bottom="0.51pt" fo:padding-left="0.51pt" fo:padding-right="0.51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2.01pt" svg:stroke-color="#000000" svg:stroke-opacity="100%" draw:stroke-linejoin="round" svg:stroke-linecap="butt" draw:textarea-horizontal-align="center" draw:textarea-vertical-align="middle" fo:padding-top="0.99pt" fo:padding-bottom="0.99pt" fo:padding-left="0.99pt" fo:padding-right="0.99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0" draw:z-index="0" draw:name="turtle" draw:style-name="gr1" draw:text-style-name="P12" drawooo:display="printer" svg:width="0pt" svg:height="0pt" svg:x="380.1pt" svg:y="739.9pt" svg:viewBox="0 0 0 0" draw:points="0,0">
        <text:p/>
      </draw:polygon>
      <draw:path text:anchor-type="page" text:anchor-page-number="0" draw:z-index="1" draw:name="actual" draw:style-name="gr2" draw:text-style-name="P12" svg:width="693.38pt" svg:height="44.76pt" draw:transform="rotate (1.5707963267949) translate (379.95pt 756.15pt)" svg:viewBox="0 0 24462 1580" svg:d="M22795 4h1667l-833 1442-832-1442M20325 0h1251v1251h-1251zM17858 0h1000l308 951-809 587-810-587 309-951M15386 0h833l416 721-416 722h-833l-416-722zM12919 0h714l445 559-159 697-644 310-644-310-159-697zM10448 2h624l443 443v624l-443 443h-624l-443-443v-624zM7980 0h555l426 356 97 547-277 482-522 190-523-190-277-482 98-547 425-356M5510 0h500l404 295 155 476-155 476-404 295h-500l-404-295-155-476 155-476zM3041 0h455l383 245 189 413-66 450-298 344-436 128-435-128-298-344-66-450 189-413zM570 2h416l362 208 208 362v416l-208 361-362 209h-416l-362-209-208-361v-416l208-362z">
        <text:p/>
      </draw:path>
      <text:p text:style-name="P11">CLEARSCREEN<text:tab/>; <text:span text:style-name="T1">pulisco il foglio</text:span></text:p>
      <text:p text:style-name="P2">HOME<text:tab/><text:tab/><text:tab/>; <text:span text:style-name="T1">tartaruga a casa</text:span></text:p>
      <text:p text:style-name="P2"/>
      <text:p text:style-name="P3">PENUP<text:tab/><text:tab/>; <text:span text:style-name="T1">alzo la penna</text:span></text:p>
      <text:p text:style-name="P3">PEN<text:span text:style-name="T2">SIZE 2<text:tab/><text:tab/>; un tratto un po' più spesso</text:span></text:p>
      <text:p text:style-name="P4">P = <text:span text:style-name="T2">50</text:span>mm<text:tab/><text:tab/>; <text:span text:style-name="T1">perimetro poligoni</text:span></text:p>
      <text:p text:style-name="P6"/>
      <text:p text:style-name="P7">REPEAT <text:span text:style-name="T3">10</text:span> [<text:tab/><text:tab/>; <text:span text:style-name="T1">ciclo su 10 poligoni</text:span></text:p>
      <text:p text:style-name="P7"/>
      <text:p text:style-name="P7">; <text:span text:style-name="T1">Qui uso il <text:s/>contatore dei cicli </text:span><text:span text:style-name="T4">REPCOUNT</text:span></text:p>
      <text:p text:style-name="P7">; <text:span text:style-name="T1">che parte da 1 e viene incrementato </text:span></text:p>
      <text:p text:style-name="P8">; automaticamente di 1 a ogni ciclo.</text:p>
      <text:p text:style-name="P8">; Lo uso per calcolare il numero di lati N dei</text:p>
      <text:p text:style-name="P8">; poligoni, partendo da N = 3: quando</text:p>
      <text:p text:style-name="P7">; <text:span text:style-name="T4">REPCOUNT</text:span><text:span text:style-name="T1"> vale 1 allora N deve valere 3</text:span></text:p>
      <text:p text:style-name="P7"/>
      <text:p text:style-name="P5"><text:span text:style-name="T7"><text:tab/>N = </text:span><text:span text:style-name="T5">REPCOUNT</text:span><text:span text:style-name="T7">+2</text:span></text:p>
      <text:p text:style-name="P7"><text:tab/>L = P/N<text:tab/>; <text:span text:style-name="T1">lunghezza lato</text:span></text:p>
      <text:p text:style-name="P7"><text:tab/>A = 360/N<text:tab/>; <text:span text:style-name="T1">ampiezza angolo</text:span></text:p>
      <text:p text:style-name="P7"/>
      <text:p text:style-name="P7">; <text:span text:style-name="T1">Qui uso il contatore </text:span><text:span text:style-name="T4">REPCOUNT</text:span><text:span text:style-name="T1"> per fissare</text:span></text:p>
      <text:p text:style-name="P7">; <text:span text:style-name="T1">la posizione di ciascun poligono, partendo</text:span></text:p>
      <text:p text:style-name="P7">; <text:span text:style-name="T1">dall'alto verso il basso. Per comprendere il </text:span></text:p>
      <text:p text:style-name="P7">; <text:span text:style-name="T1">valore di questi numeri vedi pag. 29 e seg. </text:span></text:p>
      <text:p text:style-name="P7"/>
      <text:p text:style-name="P7"><text:tab/><text:span text:style-name="T8">POSITION [380, 110+(</text:span><text:span text:style-name="T6">REPCOUNT</text:span><text:span text:style-name="T8">-1)*70]</text:span></text:p>
      <text:p text:style-name="P9"><text:tab/>HEADING 0<text:tab/>; <text:span text:style-name="T9">punto in all'inizio di ogni pol.</text:span></text:p>
      <text:p text:style-name="P7"><text:tab/><text:span text:style-name="T8">PENDOWN<text:tab/>; calo la penna</text:span></text:p>
      <text:p text:style-name="P7"/>
      <text:p text:style-name="P7">;<text:tab/><text:span text:style-name="T9">Disegno il poligono</text:span></text:p>
      <text:p text:style-name="P7"/>
      <text:p text:style-name="P10"><text:tab/>REPEAT N [<text:tab/>; <text:span text:style-name="T10">ciclo sui lati del poligono</text:span></text:p>
      <text:p text:style-name="P2"><text:tab/><text:tab/>FORWARD L RIGHT A</text:p>
      <text:p text:style-name="P10"><text:tab/>]</text:p>
      <text:p text:style-name="P10"><text:tab/><text:span text:style-name="T8">PENUP<text:tab/>; alzo la penna</text:span></text:p>
      <text:p text:style-name="P7">]</text:p>
      <text:p text:style-name="P1">HIDETUR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2="1" draw:dots2-length="0.57pt" draw:distance="0.57pt"/>
    <draw:stroke-dash draw:name="Dashed_20__28_var_29__20_5" draw:display-name="Dashed (var) 5" draw:style="rect" draw:dots1="1" draw:distance="0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9:43:48.655523193</meta:creation-date>
    <dc:date>2016-08-12T19:45:17.627876550</dc:date>
    <meta:editing-duration>P0D</meta:editing-duration>
    <meta:editing-cycles>1</meta:editing-cycles>
    <meta:document-statistic meta:table-count="0" meta:image-count="0" meta:object-count="0" meta:page-count="1" meta:paragraph-count="29" meta:word-count="179" meta:character-count="891" meta:non-whitespace-character-count="720"/>
    <meta:generator>LibreOffice/4.2.8.2$Linux_x86 LibreOffice_project/420m0$Build-2</meta:generator>
  </office:meta>
</office:document-meta>
</file>